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3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0.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1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96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31pt solid #000000" style:rotation-angle="90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3" style:family="table-cell" style:parent-style-name="Default">
      <style:table-cell-properties fo:border-bottom="0.31pt solid #000000" style:text-align-source="fix" style:repeat-content="false" fo:wrap-option="wrap" fo:border-left="0.31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4" style:family="table-cell" style:parent-style-name="Default">
      <style:table-cell-properties fo:border-bottom="0.31pt solid #000000" fo:border-left="0.31pt solid #000000" fo:border-right="0.06pt solid #000000" style:rotation-angle="90" fo:border-top="0.31pt solid #000000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6" style:family="table-cell" style:parent-style-name="Default">
      <style:table-cell-properties fo:border-bottom="0.31pt solid #000000" style:text-align-source="fix" style:repeat-content="false" fo:wrap-option="wrap" fo:border-left="0.31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7" style:family="table-cell" style:parent-style-name="Default">
      <style:table-cell-properties fo:border-bottom="0.31pt solid #000000" fo:border-left="0.06pt solid #000000" fo:border-right="0.06pt solid #000000" style:rotation-angle="90" fo:border-top="0.31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9" style:family="table-cell" style:parent-style-name="Default" style:data-style-name="N84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10" style:family="table-cell" style:parent-style-name="Default">
      <style:table-cell-properties fo:border-bottom="0.3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fo:border-bottom="0.31pt solid #000000" fo:wrap-option="wrap" fo:border-left="0.06pt solid #000000" fo:border-right="0.06pt solid #000000" style:rotation-angle="90" fo:border-top="0.31pt solid #000000"/>
      <style:text-properties fo:hyphenate="true"/>
    </style:style>
    <style:style style:name="ce12" style:family="table-cell" style:parent-style-name="Default">
      <style:table-cell-properties fo:wrap-option="wrap"/>
      <style:text-properties fo:hyphenate="true"/>
    </style:style>
    <style:style style:name="ce13" style:family="table-cell" style:parent-style-name="Default">
      <style:table-cell-properties fo:border-bottom="0.31pt solid #000000" fo:border-left="0.06pt solid #000000" fo:border-right="0.31pt solid #000000" style:rotation-angle="90" fo:border-top="0.31pt solid #000000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15" style:family="table-cell" style:parent-style-name="Default">
      <style:table-cell-properties fo:border-bottom="0.31pt solid #000000" style:text-align-source="fix" style:repeat-content="false" fo:wrap-option="wrap" fo:border-left="0.06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16" style:family="table-cell" style:parent-style-name="Default">
      <style:table-cell-properties style:rotation-angle="90"/>
    </style:style>
  </office:automatic-styles>
  <office:body>
    <office:spreadsheet>
      <table:table table:name="Munkalap1" table:style-name="ta1" table:print-ranges="Munkalap1.A1:Munkalap1.G5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Field name</text:p>
          </table:table-cell>
          <table:table-cell table:style-name="ce4" office:value-type="string">
            <text:p>Data type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Importance</text:p>
          </table:table-cell>
          <table:table-cell table:style-name="ce11" office:value-type="string">
            <text:p>Description</text:p>
          </table:table-cell>
          <table:table-cell table:style-name="ce7" office:value-type="string">
            <text:p>Error field</text:p>
          </table:table-cell>
          <table:table-cell table:style-name="ce13" office:value-type="string">
            <text:p>Calibrated field</text:p>
          </table:table-cell>
          <table:table-cell table:style-name="ce16" table:number-columns-repeated="1017"/>
        </table:table-row>
        <table:table-row table:style-name="ro2">
          <table:table-cell table:style-name="ce2" office:value-type="string">
            <text:p>__Origin__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string to uniquely identify the experiment type 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__particle__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Either 'photon' or 'neutron'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Anod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ount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node counts on the gas detector during the measurement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BeamPos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pixe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Row coordinate of the beam position (“y” when graphed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BeamPos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pixe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lumn coordinate of the beam position („x” when graphed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string">
            <text:p>datetime.datetime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Measurement date (preferably start tim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ist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ample-to-detector distance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erg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e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hoton/neutron energy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SN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File sequence numbe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History</text:p>
          </table:table-cell>
          <table:table-cell table:style-name="ce5" office:value-type="string">
            <text:p>list of (float,string) tuples</text:p>
          </table:table-cell>
          <table:table-cell table:style-name="ce8" office:value-type="string">
            <text:p>list of (epochtime, string) tuple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History of operations on the exposure (such as calibrations, corrections etc.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askid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mask ID (usually the form of mask&lt;something&gt;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easTim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Exposure time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onitor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ount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nitor counts during exposure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2" office:value-type="string">
            <text:p>PixelSiz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verage pixel size. Not used, only in the absence of XPixel and YPixel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Thickness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ample thickness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Title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Sample name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Transm</text:p>
          </table:table-cell>
          <table:table-cell table:style-name="ce5" office:value-type="string">
            <text:p>float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sample transmission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Wavelength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Å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ave length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XPix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ixel size in the row direction („y” when graphed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YPix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ixel size in the column direction („x” when graphed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Beamsize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eam size in the row direc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Beamsize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eam size in the column direc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clev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ark current per pixel, to be subtracted.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etector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Detector inform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FSNdc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a dark current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FSNempty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an empty beam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FSNref1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the first reference measurement (usually GC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4">
          <table:table-cell table:style-name="ce2" office:value-type="string">
            <text:p>InjectionEB</text:p>
          </table:table-cell>
          <table:table-cell table:style-name="ce5" office:value-type="string">
            <text:p>bool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If an injection occurred between the empty beam and sampl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4">
          <table:table-cell table:style-name="ce2" office:value-type="string">
            <text:p>InjectionGC</text:p>
          </table:table-cell>
          <table:table-cell table:style-name="ce5" office:value-type="string">
            <text:p>bool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if an injection occurred between the GC reference and sampl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NormFactor</text:p>
          </table:table-cell>
          <table:table-cell table:style-name="ce5" office:value-type="string">
            <text:p>floa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The scaling factor to absolute intensity units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NormFactorRelativeError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%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he relative error percentage of the absolute scaling facto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Owner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Owner name (who made the exposur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Pos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PrimaryIntensit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/mm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imary intensity (particle flux just before the sample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RotX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de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rot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RotY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de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rot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ScatteringFlu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attering on the 2D detecto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Temperatur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°C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emperature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Thicknessref1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hickness of the first reference (usually GC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Current1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ynchrotron ring current at the start of th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Current2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ynchrotron ring current at the end of th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ay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1 to 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day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etPos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etector X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DetPos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etector Y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FileName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Original file name from whence the header was loaded.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4">
          <table:table-cell table:style-name="ce2" office:value-type="string">
            <text:p>FSNref2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FSN of the second reference measurement (usually AgBeh or another q-calibrant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FSNsensitivity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FSN of a sensitivity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Hour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0 to 23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hour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inutes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0 to 59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minute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onth</text:p>
          </table:table-cell>
          <table:table-cell table:style-name="ce5" office:value-type="string">
            <text:p>int</text:p>
          </table:table-cell>
          <table:table-cell table:style-name="ce9" office:value-type="string">
            <text:p>1 to 1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month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PosRef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Reference sample position (first referenc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Year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four digits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year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2">
          <table:table-cell table:style-name="ce3" office:value-type="string">
            <text:p>FSNs</text:p>
          </table:table-cell>
          <table:table-cell table:style-name="ce6" office:value-type="string">
            <text:p>list of ints</text:p>
          </table:table-cell>
          <table:table-cell table:style-name="ce10" table:number-columns-repeated="2"/>
          <table:table-cell table:style-name="ce10" office:value-type="string">
            <text:p>list of file sequence numbers (for summarized data)</text:p>
          </table:table-cell>
          <table:table-cell table:style-name="ce10"/>
          <table:table-cell table:style-name="ce15"/>
          <table:table-cell table:number-columns-repeated="1017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unkalap2" table:style-name="ta1">
        <table:table-column table:style-name="co6" table:default-cell-style-name="Default"/>
        <table:table-row table:style-name="ro6">
          <table:table-cell/>
        </table:table-row>
      </table:table>
      <table:table table:name="Munkalap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Munkalap1.A1:Munkalap1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Fields in a SASHeader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a András</meta:initial-creator>
    <meta:creation-date>2012-10-25T13:05:59</meta:creation-date>
    <dc:date>2012-10-25T13:51:31</dc:date>
    <dc:creator>Wacha András</dc:creator>
    <meta:editing-duration>PT29M42S</meta:editing-duration>
    <meta:editing-cycles>7</meta:editing-cycles>
    <meta:generator>LibreOffice/3.5$Linux_x86 LibreOffice_project/350m1$Build-2</meta:generator>
    <meta:document-statistic meta:table-count="3" meta:cell-count="268" meta:object-count="0"/>
  </office:meta>
</office:document-meta>
</file>